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11000000DD000000DDD8E12A8C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Cumberland AM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name-complex="Cumberland A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252in" svg:height="5.924in" svg:x="3.8764in" svg:y="0in">
            <draw:object draw:notify-on-update-of-ranges="Sheet1.A1:Sheet1.A1 Sheet1.A2:Sheet1.A13 Sheet1.B1:Sheet1.B1 Sheet1.B2:Sheet1.B13 Sheet1.A1:Sheet1.A1 Sheet1.A2:Sheet1.A13 Sheet1.C1:Sheet1.C1 Sheet1.C2:Sheet1.C13 Sheet1.A1:Sheet1.A1 Sheet1.A2:Sheet1.A13 Sheet1.D1:Sheet1.D1 Sheet1.D2:Sheet1.D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table:style-name="Default" office:value-type="string">
            <text:p>Rays</text:p>
          </table:table-cell>
          <table:table-cell office:value-type="string">
            <text:p>Sequential</text:p>
          </table:table-cell>
          <table:table-cell office:value-type="string">
            <text:p>Ray Bruteforce</text:p>
          </table:table-cell>
          <table:table-cell office:value-type="string">
            <text:p>Ray Propagation</text:p>
          </table:table-cell>
        </table:table-row>
        <table:table-row table:style-name="ro2">
          <table:table-cell office:value-type="float" office:value="10000">
            <text:p>1.00E+004</text:p>
          </table:table-cell>
          <table:table-cell office:value-type="float" office:value="0.027273">
            <text:p>0.027273</text:p>
          </table:table-cell>
          <table:table-cell office:value-type="float" office:value="0.003156">
            <text:p>0.003156</text:p>
          </table:table-cell>
          <table:table-cell office:value-type="float" office:value="0.000457">
            <text:p>0.000457</text:p>
          </table:table-cell>
        </table:table-row>
        <table:table-row table:style-name="ro2">
          <table:table-cell office:value-type="float" office:value="30000">
            <text:p>3.00E+004</text:p>
          </table:table-cell>
          <table:table-cell office:value-type="float" office:value="0.05645">
            <text:p>0.05645</text:p>
          </table:table-cell>
          <table:table-cell office:value-type="float" office:value="0.007938">
            <text:p>0.007938</text:p>
          </table:table-cell>
          <table:table-cell office:value-type="float" office:value="0.000544">
            <text:p>0.000544</text:p>
          </table:table-cell>
        </table:table-row>
        <table:table-row table:style-name="ro2">
          <table:table-cell office:value-type="float" office:value="100000">
            <text:p>1.00E+005</text:p>
          </table:table-cell>
          <table:table-cell office:value-type="float" office:value="0.178065">
            <text:p>0.178065</text:p>
          </table:table-cell>
          <table:table-cell office:value-type="float" office:value="0.022028">
            <text:p>0.022028</text:p>
          </table:table-cell>
          <table:table-cell office:value-type="float" office:value="0.00099">
            <text:p>0.00099</text:p>
          </table:table-cell>
        </table:table-row>
        <table:table-row table:style-name="ro2">
          <table:table-cell office:value-type="float" office:value="300000">
            <text:p>3.00E+005</text:p>
          </table:table-cell>
          <table:table-cell office:value-type="float" office:value="0.525812">
            <text:p>0.525812</text:p>
          </table:table-cell>
          <table:table-cell office:value-type="float" office:value="0.463056">
            <text:p>0.463056</text:p>
          </table:table-cell>
          <table:table-cell office:value-type="float" office:value="0.002091">
            <text:p>0.002091</text:p>
          </table:table-cell>
        </table:table-row>
        <table:table-row table:style-name="ro2">
          <table:table-cell office:value-type="float" office:value="1000000">
            <text:p>1.00E+006</text:p>
          </table:table-cell>
          <table:table-cell office:value-type="float" office:value="1.744816">
            <text:p>1.744816</text:p>
          </table:table-cell>
          <table:table-cell office:value-type="float" office:value="6.617">
            <text:p>6.617</text:p>
          </table:table-cell>
          <table:table-cell office:value-type="float" office:value="0.004548">
            <text:p>0.004548</text:p>
          </table:table-cell>
        </table:table-row>
        <table:table-row table:style-name="ro2">
          <table:table-cell office:value-type="float" office:value="3000000">
            <text:p>3.00E+006</text:p>
          </table:table-cell>
          <table:table-cell office:value-type="float" office:value="5.155465">
            <text:p>5.155465</text:p>
          </table:table-cell>
          <table:table-cell office:value-type="float" office:value="24.362371">
            <text:p>24.362371</text:p>
          </table:table-cell>
          <table:table-cell office:value-type="float" office:value="0.011488">
            <text:p>0.011488</text:p>
          </table:table-cell>
        </table:table-row>
        <table:table-row table:style-name="ro2">
          <table:table-cell office:value-type="float" office:value="10000000">
            <text:p>1.00E+007</text:p>
          </table:table-cell>
          <table:table-cell office:value-type="float" office:value="17.227115">
            <text:p>17.227115</text:p>
          </table:table-cell>
          <table:table-cell office:value-type="float" office:value="134.295266">
            <text:p>134.295266</text:p>
          </table:table-cell>
          <table:table-cell office:value-type="float" office:value="0.036279">
            <text:p>0.036279</text:p>
          </table:table-cell>
        </table:table-row>
        <table:table-row table:style-name="ro2">
          <table:table-cell office:value-type="float" office:value="30000000">
            <text:p>3.00E+007</text:p>
          </table:table-cell>
          <table:table-cell office:value-type="float" office:value="51.414966">
            <text:p>51.414966</text:p>
          </table:table-cell>
          <table:table-cell office:value-type="float" office:value="478.207219">
            <text:p>478.207219</text:p>
          </table:table-cell>
          <table:table-cell office:value-type="float" office:value="0.106028">
            <text:p>0.106028</text:p>
          </table:table-cell>
        </table:table-row>
        <table:table-row table:style-name="ro2">
          <table:table-cell office:value-type="float" office:value="100000000">
            <text:p>1.00E+008</text:p>
          </table:table-cell>
          <table:table-cell office:value-type="float" office:value="171.199981">
            <text:p>171.199981</text:p>
          </table:table-cell>
          <table:table-cell/>
          <table:table-cell office:value-type="float" office:value="0.351656">
            <text:p>0.351656</text:p>
          </table:table-cell>
        </table:table-row>
        <table:table-row table:style-name="ro2">
          <table:table-cell office:value-type="float" office:value="300000000">
            <text:p>3.00E+008</text:p>
          </table:table-cell>
          <table:table-cell table:number-columns-repeated="2"/>
          <table:table-cell office:value-type="float" office:value="1.04931">
            <text:p>1.04931</text:p>
          </table:table-cell>
        </table:table-row>
        <table:table-row table:style-name="ro2">
          <table:table-cell office:value-type="float" office:value="1000000000">
            <text:p>1.00E+009</text:p>
          </table:table-cell>
          <table:table-cell table:number-columns-repeated="2"/>
          <table:table-cell office:value-type="float" office:value="3.498944">
            <text:p>3.498944</text:p>
          </table:table-cell>
        </table:table-row>
        <table:table-row table:style-name="ro2">
          <table:table-cell office:value-type="float" office:value="3000000000">
            <text:p>3.00E+009</text:p>
          </table:table-cell>
          <table:table-cell table:number-columns-repeated="2"/>
          <table:table-cell office:value-type="float" office:value="10.491024">
            <text:p>10.491024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7T15:53:58</meta:creation-date>
    <dc:date>2013-01-27T16:45:13</dc:date>
    <meta:editing-duration>PT46M5S</meta:editing-duration>
    <meta:editing-cycles>5</meta:editing-cycles>
    <meta:generator>LibreOffice/3.6$Linux_X86_64 LibreOffice_project/360m1$Build-3</meta:generator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true" chart:reverse-direction="false" text:line-break="false" chart:axis-position="0" style:rotation-angle="45"/>
      <style:graphic-properties svg:stroke-opacity="90%"/>
      <style:text-properties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0">
      <style:chart-properties chart:display-label="true" chart:tick-marks-major-inner="false" chart:tick-marks-major-outer="false" chart:logarithmic="true" chart:minimum="0.0001" chart:origin="0" chart:reverse-direction="false" text:line-break="false" chart:axis-position="0"/>
      <style:text-properties fo:font-size="10pt" fo:font-weight="bold" style:font-size-asian="10pt" style:font-size-complex="10pt"/>
    </style:style>
    <style:style style:name="ch8" style:family="chart">
      <style:chart-properties chart:auto-position="true" style:rotation-angle="90"/>
      <style:text-properties fo:font-size="10.5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>
        <chart:symbol-image/>
      </style:chart-properties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1cm" chart:symbol-height="0.21cm">
        <chart:symbol-image xlink:href="Pictures/20000011000000DD000000DDD8E12A8C.svm" xlink:type="simple" xlink:actuate="onLoad"/>
      </style:chart-properties>
      <style:graphic-properties svg:stroke-width="0.051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61cm" svg:height="15.048cm" xlink:href=".." xlink:type="simple" chart:class="chart:scatter" chart:style-name="ch1">
        <chart:legend chart:legend-position="end" svg:x="16.937cm" svg:y="6.722cm" style:legend-expansion="high" chart:style-name="ch2"/>
        <chart:plot-area chart:style-name="ch3" table:cell-range-address="Sheet1.A1:Sheet1.D13" chart:data-source-has-labels="row" svg:x="1.512cm" svg:y="1.335cm" svg:width="14.587cm" svg:height="12.38cm">
          <chartooo:coordinate-region svg:x="2.737cm" svg:y="1.537cm" svg:width="13.241cm" svg:height="10.584cm"/>
          <chart:axis chart:dimension="x" chart:name="primary-x" chart:style-name="ch4">
            <chart:title svg:x="7.331cm" svg:y="14.015cm" chart:style-name="ch5">
              <text:p>Number of Rays</text:p>
            </chart:title>
            <chart:grid chart:class="major"/>
            <chart:grid chart:style-name="ch6" chart:class="minor"/>
          </chart:axis>
          <chart:axis chart:dimension="y" chart:name="primary-y" chart:style-name="ch7">
            <chart:title svg:x="0.451cm" svg:y="8.432cm" chart:style-name="ch8">
              <text:p>Time in s</text:p>
            </chart:title>
            <chart:grid chart:class="major"/>
            <chart:grid chart:style-name="ch6" chart:class="minor"/>
          </chart:axis>
          <chart:series chart:style-name="ch9" chart:values-cell-range-address="Sheet1.B2:Sheet1.B13" chart:label-cell-address="Sheet1.B1:Sheet1.B1" chart:class="chart:scatter">
            <chart:domain table:cell-range-address="Sheet1.A2:Sheet1.A13"/>
            <chart:data-point chart:repeated="12"/>
          </chart:series>
          <chart:series chart:style-name="ch10" chart:values-cell-range-address="Sheet1.C2:Sheet1.C13" chart:label-cell-address="Sheet1.C1:Sheet1.C1" chart:class="chart:scatter">
            <chart:data-point chart:repeated="12"/>
          </chart:series>
          <chart:series chart:style-name="ch11" chart:values-cell-range-address="Sheet1.D2:Sheet1.D13" chart:label-cell-address="Sheet1.D1:Sheet1.D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</text:p>
                <draw:g>
                  <svg:desc>Sheet1.B1:Sheet1.B1</svg:desc>
                </draw:g>
              </table:table-cell>
              <table:table-cell office:value-type="string">
                <text:p>Ray Bruteforce</text:p>
                <draw:g>
                  <svg:desc>Sheet1.C1:Sheet1.C1</svg:desc>
                </draw:g>
              </table:table-cell>
              <table:table-cell office:value-type="string">
                <text:p>Ray Propagatio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2:Sheet1.A13</svg:desc>
                </draw:g>
              </table:table-cell>
              <table:table-cell office:value-type="float" office:value="0.027273">
                <text:p>0.027273</text:p>
                <draw:g>
                  <svg:desc>Sheet1.B2:Sheet1.B13</svg:desc>
                </draw:g>
              </table:table-cell>
              <table:table-cell office:value-type="float" office:value="0.003156">
                <text:p>0.003156</text:p>
                <draw:g>
                  <svg:desc>Sheet1.C2:Sheet1.C13</svg:desc>
                </draw:g>
              </table:table-cell>
              <table:table-cell office:value-type="float" office:value="0.000457">
                <text:p>0.000457</text:p>
                <draw:g>
                  <svg:desc>Sheet1.D2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05645">
                <text:p>0.05645</text:p>
              </table:table-cell>
              <table:table-cell office:value-type="float" office:value="0.007938">
                <text:p>0.007938</text:p>
              </table:table-cell>
              <table:table-cell office:value-type="float" office:value="0.000544">
                <text:p>0.000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178065">
                <text:p>0.178065</text:p>
              </table:table-cell>
              <table:table-cell office:value-type="float" office:value="0.022028">
                <text:p>0.022028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0.525812">
                <text:p>0.525812</text:p>
              </table:table-cell>
              <table:table-cell office:value-type="float" office:value="0.463056">
                <text:p>0.463056</text:p>
              </table:table-cell>
              <table:table-cell office:value-type="float" office:value="0.002091">
                <text:p>0.002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.744816">
                <text:p>1.744816</text:p>
              </table:table-cell>
              <table:table-cell office:value-type="float" office:value="6.617">
                <text:p>6.617</text:p>
              </table:table-cell>
              <table:table-cell office:value-type="float" office:value="0.004548">
                <text:p>0.004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0">
                <text:p>3000000</text:p>
              </table:table-cell>
              <table:table-cell office:value-type="float" office:value="5.155465">
                <text:p>5.155465</text:p>
              </table:table-cell>
              <table:table-cell office:value-type="float" office:value="24.362371">
                <text:p>24.362371</text:p>
              </table:table-cell>
              <table:table-cell office:value-type="float" office:value="0.011488">
                <text:p>0.011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17.227115">
                <text:p>17.227115</text:p>
              </table:table-cell>
              <table:table-cell office:value-type="float" office:value="134.295266">
                <text:p>134.295266</text:p>
              </table:table-cell>
              <table:table-cell office:value-type="float" office:value="0.036279">
                <text:p>0.036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51.414966">
                <text:p>51.414966</text:p>
              </table:table-cell>
              <table:table-cell office:value-type="float" office:value="478.207219">
                <text:p>478.207219</text:p>
              </table:table-cell>
              <table:table-cell office:value-type="float" office:value="0.106028">
                <text:p>0.106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0">
                <text:p>100000000</text:p>
              </table:table-cell>
              <table:table-cell office:value-type="float" office:value="171.199981">
                <text:p>171.199981</text:p>
              </table:table-cell>
              <table:table-cell office:value-type="float" office:value="NaN">
                <text:p>NaN</text:p>
              </table:table-cell>
              <table:table-cell office:value-type="float" office:value="0.351656">
                <text:p>0.351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0000">
                <text:p>3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931">
                <text:p>1.049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000">
                <text:p>10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8944">
                <text:p>3.498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00000">
                <text:p>30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91024">
                <text:p>10.491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